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CABB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6.7468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Allergy Product Code</text:p>
          </table:table-cell>
          <table:table-cell office:value-type="string" table:style-name="ce2">
            <text:p>Allergy Product Descrip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3">
            <text:p>Foo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3">
            <text:p>Environmental Agen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3">
            <text:p>Medicin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3">
            <text:p>Anim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3">
            <text:p>Polle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6</text:p>
          </table:table-cell>
          <table:table-cell office:value-type="string" table:style-name="ce3">
            <text:p>Plan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7</text:p>
          </table:table-cell>
          <table:table-cell office:value-type="string" table:style-name="ce3">
            <text:p>Met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8</text:p>
          </table:table-cell>
          <table:table-cell office:value-type="string" table:style-name="ce3">
            <text:p>Fabric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9</text:p>
          </table:table-cell>
          <table:table-cell office:value-type="string" table:style-name="ce3">
            <text:p>Other Product</text:p>
          </table:table-cell>
          <table:table-cell table:number-columns-repeated="16382"/>
        </table:table-row>
        <table:table-row table:number-rows-repeated="104856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3T11:19:02Z</meta:creation-date>
    <dc:date>2020-04-29T09:33:06Z</dc:date>
    <meta:user-defined meta:name="WorkbookGuid">f137f663-f6fc-4871-b7be-f6c88df45e2a</meta:user-defined>
    <meta:user-defined meta:name="ConnectionInfosStorage">WorkbookXmlParts</meta:user-defined>
  </office:meta>
</office:document-meta>
</file>